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5.715cm" table:align="left"/>
    </style:style>
    <style:style style:name="Tabela1.A" style:family="table-column">
      <style:table-column-properties style:column-width="5.715cm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5.715cm" table:align="left"/>
    </style:style>
    <style:style style:name="Tabela2.A" style:family="table-column">
      <style:table-column-properties style:column-width="5.715cm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officeooo:rsid="000ee1d3" officeooo:paragraph-rsid="000ee1d3"/>
    </style:style>
    <style:style style:name="P2" style:family="paragraph" style:parent-style-name="Standard">
      <style:paragraph-properties fo:text-align="start" style:justify-single-word="false"/>
      <style:text-properties officeooo:rsid="000ee1d3" officeooo:paragraph-rsid="000ee1d3"/>
    </style:style>
    <style:style style:name="P3" style:family="paragraph" style:parent-style-name="Standard">
      <style:paragraph-properties fo:text-align="start" style:justify-single-word="false"/>
      <style:text-properties officeooo:rsid="00161ba5" officeooo:paragraph-rsid="00161ba5"/>
    </style:style>
    <style:style style:name="P4" style:family="paragraph" style:parent-style-name="Standard">
      <style:paragraph-properties fo:text-align="start" style:justify-single-word="false"/>
      <style:text-properties officeooo:rsid="00161ba5" officeooo:paragraph-rsid="00161ba5" fo:background-color="#ff8000"/>
    </style:style>
    <style:style style:name="P5" style:family="paragraph" style:parent-style-name="Table_20_Contents">
      <style:paragraph-properties fo:text-align="start" style:justify-single-word="false"/>
      <style:text-properties officeooo:rsid="000f3bd2" officeooo:paragraph-rsid="000f3bd2"/>
    </style:style>
    <style:style style:name="P6" style:family="paragraph" style:parent-style-name="Standard">
      <style:paragraph-properties fo:text-align="start" style:justify-single-word="false"/>
      <style:text-properties officeooo:rsid="0011ecbd" officeooo:paragraph-rsid="0011ecbd"/>
    </style:style>
    <style:style style:name="P7" style:family="paragraph" style:parent-style-name="Standard">
      <style:paragraph-properties fo:text-align="start" style:justify-single-word="false"/>
      <style:text-properties officeooo:rsid="000f3bd2" officeooo:paragraph-rsid="000f3bd2"/>
    </style:style>
    <style:style style:name="P8" style:family="paragraph" style:parent-style-name="Table_20_Contents">
      <style:paragraph-properties fo:text-align="start" style:justify-single-word="false"/>
      <style:text-properties officeooo:paragraph-rsid="0011ecbd"/>
    </style:style>
    <style:style style:name="P9" style:family="paragraph" style:parent-style-name="Standard">
      <style:paragraph-properties fo:text-align="start" style:justify-single-word="false"/>
      <style:text-properties officeooo:rsid="001273e6" officeooo:paragraph-rsid="001273e6"/>
    </style:style>
    <style:style style:name="P10" style:family="paragraph" style:parent-style-name="Standard">
      <style:paragraph-properties fo:text-align="start" style:justify-single-word="false"/>
      <style:text-properties officeooo:rsid="0013fbda" officeooo:paragraph-rsid="0013fbda"/>
    </style:style>
    <style:style style:name="T1" style:family="text">
      <style:text-properties officeooo:rsid="00104242"/>
    </style:style>
    <style:style style:name="T2" style:family="text">
      <style:text-properties fo:background-color="#ff8000" loext:char-shading-value="0"/>
    </style:style>
    <style:style style:name="T3" style:family="text">
      <style:text-properties officeooo:rsid="000f3bd2" fo:background-color="#ff8000" loext:char-shading-value="0"/>
    </style:style>
    <style:style style:name="T4" style:family="text">
      <style:text-properties officeooo:rsid="0011ecbd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5e92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kcja</text:p>
      <text:p text:style-name="P2">Temat: MySQL – zarządzanie bazą danych</text:p>
      <text:p text:style-name="P2"/>
      <text:p text:style-name="P2">Zadanie 1.</text:p>
      <text:p text:style-name="P2">Utwórz bazę danych „Szkola”. Użyj jej.</text:p>
      <text:p text:style-name="P2">Stwórz tabelę o nazwie „uczniowie” o następującej strukturze:</text:p>
      <text:p text:style-name="P2">- id_ucznia</text:p>
      <text:p text:style-name="P2">- imię</text:p>
      <text:p text:style-name="P2">- nazwisko</text:p>
      <text:p text:style-name="P2">- miejscowość</text:p>
      <text:p text:style-name="P2">- ulica_numer</text:p>
      <text:p text:style-name="P2">- email</text:p>
      <text:p text:style-name="P2">- klasa</text:p>
      <text:p text:style-name="P2">- wiek</text:p>
      <text:p text:style-name="P2">Wypełnij tabelę pięcioma rekordami.</text:p>
      <text:p text:style-name="P2"/>
      <text:p text:style-name="P3">Najpierw uruchomiamy apache i mysql w xampp oraz naciskamy na konsole (shell) i się logujemy</text:p>
      <text:p text:style-name="P4">mysql -u root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CREATE DATABASE Szkola;</text:p>
          </table:table-cell>
        </table:table-row>
      </table:table>
      <text:p text:style-name="P6">Tworzy bazę danych o nazwie „Szkola”</text:p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USE Szkola;</text:p>
          </table:table-cell>
        </table:table-row>
      </table:table>
      <text:p text:style-name="P6">Mówi systemowi że teraz będziemy pracować w bazie danych „Szkola”</text:p>
      <text:p text:style-name="P7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CREATE TABLE uczniowie(id_ucznia int auto_increment, imie varchar(30), nazwisko varchar(30), miejscowosc varchar(30), <text:span text:style-name="T1">ulica_numer varchar(30), email varchar(30), klasa varchar(30), wiek int, PRIMARY KEY(id_ucznia));</text:span></text:p>
          </table:table-cell>
        </table:table-row>
      </table:table>
      <text:p text:style-name="P6">Tworzy tabelę w której kluczem głównym jest „id_ucznia” generowane automatycznie (<text:span text:style-name="T2"> </text:span><text:span text:style-name="T3">int auto_increment</text:span>) oraz wpisuje się kolejno dane ucznia.</text:p>
      <text:p text:style-name="P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><text:span text:style-name="T4">INSERT INTO uczniowie VALUES(NULL, ”Jan”, ”Kowalski”, ”Warszawa”, ”Akacjowa_1”, ”</text:span>jankowalski@mysql.pl<text:span text:style-name="T4">”, ”1Ti”, 18);</text:span></text:p>
          </table:table-cell>
        </table:table-row>
      </table:table>
      <text:p text:style-name="P9">Tworzy w tabeli uczniowie wpis o Janie Kowalskim</text:p>
      <text:p text:style-name="P9"/>
      <text:p text:style-name="P10">na koniec można wpisać <text:span text:style-name="T2">SELECT * FROM uczniowie;</text:span><text:span text:style-name="T5"> aby zob</text:span><text:span text:style-name="T6">a</text:span><text:span text:style-name="T5">czyć podgląd tabel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7:39:10.613392000</meta:creation-date>
    <meta:generator>LibreOffice/25.2.6.2$Windows_X86_64 LibreOffice_project/729c5bfe710f5eb71ed3bbde9e06a6065e9c6c5d</meta:generator>
    <dc:date>2025-11-21T19:35:25.334521900</dc:date>
    <meta:editing-duration>PT22M57S</meta:editing-duration>
    <meta:editing-cycles>10</meta:editing-cycles>
    <meta:document-statistic meta:table-count="4" meta:image-count="0" meta:object-count="0" meta:page-count="1" meta:paragraph-count="25" meta:word-count="152" meta:character-count="1095" meta:non-whitespace-character-count="967"/>
  </office:meta>
</office:document-meta>
</file>